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N-points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6.2" calcext:value-type="float">
            <text:p>6.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7.8" calcext:value-type="float">
            <text:p>7.8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10.2" calcext:value-type="float">
            <text:p>10.2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11.8" calcext:value-type="float">
            <text:p>11.8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formula="of:=SUM([.B3:.B10])" office:value-type="float" office:value="59.3" calcext:value-type="float">
            <text:p>59.3</text:p>
          </table:table-cell>
          <table:table-cell table:formula="of:=SUM([.C3:.C10])" office:value-type="float" office:value="27.9" calcext:value-type="float">
            <text:p>27.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n=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03:31:09.466599580</meta:creation-date>
    <meta:generator>LibreOffice/24.2.6.2$Linux_X86_64 LibreOffice_project/420$Build-2</meta:generator>
    <dc:date>2024-11-29T03:38:10.428275829</dc:date>
    <meta:editing-duration>PT6M58S</meta:editing-duration>
    <meta:editing-cycles>6</meta:editing-cycles>
    <meta:document-statistic meta:table-count="1" meta:cell-count="32" meta:object-count="0"/>
  </office:meta>
</office:document-meta>
</file>